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3E61272F392101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53cm, 3.671cm, 11.695cm, 1.9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5cm" svg:height="21.499cm" svg:x="0.991cm" svg:y="2.692cm">
          <draw:image xlink:href="Pictures/10000000000005E8000007E0E3E61272F392101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5:07.447375469</dc:date>
    <meta:editing-duration>PT3M3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